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3"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4"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5"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6"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8"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9"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0"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officeooo:rsid="002136e5"/>
    </style:style>
    <style:style style:name="T8" style:family="text">
      <style:text-properties officeooo:rsid="002248a3"/>
    </style:style>
    <style:style style:name="T9" style:family="text">
      <style:text-properties officeooo:rsid="0024afcb"/>
    </style:style>
    <style:style style:name="T10" style:family="text">
      <style:text-properties officeooo:rsid="0025f99d"/>
    </style:style>
    <style:style style:name="T11" style:family="text">
      <style:text-properties officeooo:rsid="0028c9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roservice Architecture</text:p>
      <text:p text:style-name="P3"/>
      <text:p text:style-name="P1">Context:</text:p>
      <text:p text:style-name="P1"/>
      <text:p text:style-name="P5">In the very beginning <text:span text:style-name="T8">(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5"/>
      <text:p text:style-name="P6">So, <text:span text:style-name="T8">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7">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7">(no physical network).</text:span></text:p>
      <text:p text:style-name="P4"/>
      <text:p text:style-name="P7">In 90’s software’s were becoming more complex and large although modularity is being used by the scientist to reduce complexity but as it’s easy to cross the modular boundaries and misuse the application <text:span text:style-name="T9">because of communication through internal interfaces, another software architecture came into scope which is called </text:span><text:span text:style-name="T5">Layered architecture</text:span><text:span text:style-name="T9">. In this architecture software application divided into different layers like presentation, business and database layers. In 97 Brian Foote and Joseph Yoder published the </text:span><text:span text:style-name="T6">Big ball of Mud </text:span><text:span text:style-name="T10">papers that highlighted the following issues:</text:span></text:p>
      <text:list xml:id="list3786082814" text:style-name="L1">
        <text:list-item>
          <text:p text:style-name="P8">Unregulated growth.</text:p>
        </text:list-item>
        <text:list-item>
          <text:p text:style-name="P8">Too many responsibilities.</text:p>
        </text:list-item>
        <text:list-item>
          <text:p text:style-name="P8">Lacks Proper Architecture.</text:p>
        </text:list-item>
        <text:list-item>
          <text:p text:style-name="P8">Speghetti Code.</text:p>
        </text:list-item>
        <text:list-item>
          <text:p text:style-name="P8">Seeping problems under the carpet.</text:p>
        </text:list-item>
      </text:list>
      <text:p text:style-name="P9"/>
      <text:p text:style-name="P10">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1">companies like Facebook, Twitter, Uber etc came up with innovative ideas and aggressive approach leads to the growth of their applications.</text:span></text:p>
      <text:p text:style-name="P10"/>
      <text:p text:style-name="P10"/>
      <text:p text:style-name="P7"/>
      <text:p text:style-name="P7"/>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7T12:44:40.774826602</dc:date>
    <meta:editing-duration>PT21H30M38S</meta:editing-duration>
    <meta:editing-cycles>12</meta:editing-cycles>
    <meta:document-statistic meta:table-count="0" meta:image-count="0" meta:object-count="0" meta:page-count="1" meta:paragraph-count="11" meta:word-count="372" meta:character-count="2435" meta:non-whitespace-character-count="2079"/>
  </office:meta>
</office:document-meta>
</file>